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24-01-09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23-01-10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22-01-1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21-02-2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20-01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19-08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19-01-08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18-01-19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17-01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16-01-2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15-01-05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14-01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</text:p>
          </table:table-cell>
          <table:table-cell office:value-type="string" calcext:value-type="string">
            <text:p>RUSH-289</text:p>
          </table:table-cell>
          <table:table-cell office:value-type="string" calcext:value-type="string">
            <text:p>2013-10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